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900000284E3660AF295265883.png" manifest:media-type="image/png"/>
  <manifest:file-entry manifest:full-path="Pictures/1005267F000077FE0000636D60D6D3B651C645F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" fo:font-size="24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1.358cm" svg:x="-0.1cm" svg:y="0.142cm">
          <draw:text-box>
            <text:p><text:span text:style-name="T1">A.</text:span></text:p>
          </draw:text-box>
        </draw:frame>
        <draw:frame draw:style-name="gr1" draw:text-style-name="P1" draw:layer="layout" svg:width="2.2cm" svg:height="1.358cm" svg:x="-0.1cm" svg:y="6.7cm">
          <draw:text-box>
            <text:p><text:span text:style-name="T1">C.</text:span></text:p>
          </draw:text-box>
        </draw:frame>
        <draw:frame draw:style-name="gr1" draw:text-style-name="P1" draw:layer="layout" svg:width="2.2cm" svg:height="1.358cm" svg:x="8.5cm" svg:y="6.8cm">
          <draw:text-box>
            <text:p><text:span text:style-name="T1">D.</text:span></text:p>
          </draw:text-box>
        </draw:frame>
        <draw:frame draw:style-name="gr1" draw:text-style-name="P1" draw:layer="layout" svg:width="2.2cm" svg:height="1.358cm" svg:x="8.5cm" svg:y="0.1cm">
          <draw:text-box>
            <text:p><text:span text:style-name="T1">B.</text:span></text:p>
          </draw:text-box>
        </draw:frame>
        <draw:frame draw:style-name="gr2" draw:text-style-name="P2" draw:layer="layout" svg:width="16.381cm" svg:height="13.573cm" svg:x="0.619cm" svg:y="0.301cm">
          <draw:image xlink:href="Pictures/1005267F000077FE0000636D60D6D3B651C645F9.svg" xlink:type="simple" xlink:show="embed" xlink:actuate="onLoad" loext:mime-type="image/svg+xml">
            <text:p/>
          </draw:image>
          <draw:image xlink:href="Pictures/100002010000030900000284E3660AF29526588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1:40:29.801396505</meta:creation-date>
    <dc:date>2024-12-10T13:39:55.566115019</dc:date>
    <meta:editing-duration>PT9H13M7S</meta:editing-duration>
    <meta:editing-cycles>10</meta:editing-cycles>
    <meta:generator>LibreOffice/6.4.7.2$Linux_X86_64 LibreOffice_project/40$Build-2</meta:generator>
    <meta:document-statistic meta:object-count="5"/>
  </office:meta>
</office:document-meta>
</file>